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08in solid #ffffff" style:text-align-source="fix" style:repeat-content="false" fo:background-color="transparent" fo:border-left="none" fo:border-right="0.0008in solid #ffffff" fo:border-top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ffffff" fo:border-left="none" fo:border-right="0.0008in solid #ffffff" fo:border-top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style:text-align-source="fix" style:repeat-content="false" fo:background-color="transparent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>
      <style:table-cell-properties fo:background-color="#ffffff"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/>
    <style:style style:name="ce7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fo:border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ffffff" style:text-align-source="fix" style:repeat-content="false" fo:background-color="transparent" fo:border-left="0.0008in solid #ffffff" fo:border-right="0.0346in solid #ffffff" fo:border-top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Jenis Dokumen</text:p>
          </table:table-cell>
          <table:table-cell table:style-name="ce1" office:value-type="string">
            <text:p>Nomor</text:p>
          </table:table-cell>
          <table:table-cell table:style-name="ce3" office:value-type="string">
            <text:p>Masa Berlaku</text:p>
          </table:table-cell>
          <table:table-cell table:style-name="ce7" office:value-type="string">
            <text:p>Keterangan</text:p>
          </table:table-cell>
          <table:table-cell table:style-name="ce7" office:value-type="string">
            <text:p>Status</text:p>
          </table:table-cell>
          <table:table-cell table:style-name="ce12" office:value-type="string">
            <text:p>Alamat</text:p>
          </table:table-cell>
        </table:table-row>
        <table:table-row table:style-name="ro1">
          <table:table-cell office:value-type="string">
            <text:p>tdp1</text:p>
          </table:table-cell>
          <table:table-cell office:value-type="string">
            <text:p>Ciputat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8-13">
            <text:p>2018-08-1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</text:p>
          </table:table-cell>
          <table:table-cell office:value-type="string">
            <text:p>Daanmogot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9-16">
            <text:p>2018-09-16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</text:p>
          </table:table-cell>
          <table:table-cell office:value-type="string">
            <text:p>Head Office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7-21">
            <text:p>2021-07-2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</text:p>
          </table:table-cell>
          <table:table-cell office:value-type="string">
            <text:p>Kemayor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3-25">
            <text:p>2020-03-2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</text:p>
          </table:table-cell>
          <table:table-cell office:value-type="string">
            <text:p>Rawamangu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9-15">
            <text:p>2018-09-1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</text:p>
          </table:table-cell>
          <table:table-cell office:value-type="string">
            <text:p>Cikup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8-07">
            <text:p>2018-08-0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</text:p>
          </table:table-cell>
          <table:table-cell office:value-type="string">
            <text:p>Ciledu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9-10">
            <text:p>2018-09-10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</text:p>
          </table:table-cell>
          <table:table-cell office:value-type="string">
            <text:p>Mauk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9-30">
            <text:p>2019-09-30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</text:p>
          </table:table-cell>
          <table:table-cell office:value-type="string">
            <text:p>Ser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3-17">
            <text:p>2020-03-1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</text:p>
          </table:table-cell>
          <table:table-cell office:value-type="string">
            <text:p>Tanger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4-30">
            <text:p>2020-04-30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</text:p>
          </table:table-cell>
          <table:table-cell office:value-type="string">
            <text:p>Labu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6-17">
            <text:p>2021-06-1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</text:p>
          </table:table-cell>
          <table:table-cell office:value-type="string">
            <text:p>Rangkasbitu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10-04">
            <text:p>2021-10-0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</text:p>
          </table:table-cell>
          <table:table-cell office:value-type="string">
            <text:p>Balaraj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3-18">
            <text:p>2021-03-18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</text:p>
          </table:table-cell>
          <table:table-cell office:value-type="string">
            <text:p>Bekas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7-18">
            <text:p>2018-07-18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</text:p>
          </table:table-cell>
          <table:table-cell office:value-type="string">
            <text:p>Cikar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8-02">
            <text:p>2020-08-02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</text:p>
          </table:table-cell>
          <table:table-cell office:value-type="string">
            <text:p>Karawang 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4-25">
            <text:p>2017-04-2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7</text:p>
          </table:table-cell>
          <table:table-cell office:value-type="string">
            <text:p>Depok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5-07">
            <text:p>2020-05-0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8</text:p>
          </table:table-cell>
          <table:table-cell office:value-type="string">
            <text:p>Bandung 2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1-13">
            <text:p>2019-01-1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9</text:p>
          </table:table-cell>
          <table:table-cell office:value-type="string">
            <text:p>Cirebo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10-01">
            <text:p>2019-10-0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0</text:p>
          </table:table-cell>
          <table:table-cell office:value-type="string">
            <text:p>Jatibar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8-27">
            <text:p>2020-08-2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1</text:p>
          </table:table-cell>
          <table:table-cell office:value-type="string">
            <text:p>Sukabum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7-22">
            <text:p>2020-07-22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2</text:p>
          </table:table-cell>
          <table:table-cell office:value-type="string">
            <text:p>Sub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12-02">
            <text:p>2019-12-02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3</text:p>
          </table:table-cell>
          <table:table-cell office:value-type="string">
            <text:p>Sumed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4-23">
            <text:p>2020-04-2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4</text:p>
          </table:table-cell>
          <table:table-cell office:value-type="string">
            <text:p>Tasikmalay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9-29">
            <text:p>2019-09-2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5</text:p>
          </table:table-cell>
          <table:table-cell office:value-type="string">
            <text:p>Garut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5-11">
            <text:p>2020-05-1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6</text:p>
          </table:table-cell>
          <table:table-cell office:value-type="string">
            <text:p>Kuning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12-17">
            <text:p>2019-12-1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7</text:p>
          </table:table-cell>
          <table:table-cell office:value-type="string">
            <text:p>Cimah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2-19">
            <text:p>2018-02-1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8</text:p>
          </table:table-cell>
          <table:table-cell office:value-type="string">
            <text:p>Cianju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1-30">
            <text:p>2020-11-30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29</text:p>
          </table:table-cell>
          <table:table-cell office:value-type="string">
            <text:p>Purwakart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2-14">
            <text:p>2021-02-1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0</text:p>
          </table:table-cell>
          <table:table-cell office:value-type="string">
            <text:p>Majalengk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8-15">
            <text:p>2018-08-1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1</text:p>
          </table:table-cell>
          <table:table-cell office:value-type="string">
            <text:p>Pelabuhan Ratu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2</text:p>
          </table:table-cell>
          <table:table-cell office:value-type="string">
            <text:p>Pamanuk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3</text:p>
          </table:table-cell>
          <table:table-cell office:value-type="string">
            <text:p>Patrol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8-18">
            <text:p>2020-08-18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4</text:p>
          </table:table-cell>
          <table:table-cell office:value-type="string">
            <text:p>Sore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5</text:p>
          </table:table-cell>
          <table:table-cell office:value-type="string">
            <text:p>Bogo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7-24">
            <text:p>2018-07-2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6</text:p>
          </table:table-cell>
          <table:table-cell office:value-type="string">
            <text:p>Cileungs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10-14">
            <text:p>2019-10-1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7</text:p>
          </table:table-cell>
          <table:table-cell office:value-type="string">
            <text:p>Leuwili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12-28">
            <text:p>2021-12-28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8</text:p>
          </table:table-cell>
          <table:table-cell office:value-type="string">
            <text:p>Jonggol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39</text:p>
          </table:table-cell>
          <table:table-cell office:value-type="string">
            <text:p>Cibino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0</text:p>
          </table:table-cell>
          <table:table-cell office:value-type="string">
            <text:p>Brebes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8-31">
            <text:p>2019-08-3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1</text:p>
          </table:table-cell>
          <table:table-cell office:value-type="string">
            <text:p>Kudus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9-06">
            <text:p>2019-09-06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2</text:p>
          </table:table-cell>
          <table:table-cell office:value-type="string">
            <text:p>Pekalong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0-12">
            <text:p>2020-10-12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3</text:p>
          </table:table-cell>
          <table:table-cell office:value-type="string">
            <text:p>Semar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7-16">
            <text:p>2018-07-16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4</text:p>
          </table:table-cell>
          <table:table-cell office:value-type="string">
            <text:p>Tegal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4-07">
            <text:p>2021-04-0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5</text:p>
          </table:table-cell>
          <table:table-cell office:value-type="string">
            <text:p>Pemal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9-03">
            <text:p>2019-09-0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6</text:p>
          </table:table-cell>
          <table:table-cell office:value-type="string">
            <text:p>Purwodad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10-04">
            <text:p>2019-10-0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7</text:p>
          </table:table-cell>
          <table:table-cell office:value-type="string">
            <text:p>Salatig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2-12">
            <text:p>2020-02-12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8</text:p>
          </table:table-cell>
          <table:table-cell office:value-type="string">
            <text:p>Blor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49</text:p>
          </table:table-cell>
          <table:table-cell office:value-type="string">
            <text:p>Bumi Ayu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0</text:p>
          </table:table-cell>
          <table:table-cell office:value-type="string">
            <text:p>Jepar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1</text:p>
          </table:table-cell>
          <table:table-cell office:value-type="string">
            <text:p>Pat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2</text:p>
          </table:table-cell>
          <table:table-cell office:value-type="string">
            <text:p>Ungar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3</text:p>
          </table:table-cell>
          <table:table-cell office:value-type="string">
            <text:p>Weler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4</text:p>
          </table:table-cell>
          <table:table-cell office:value-type="string">
            <text:p>Ambaraw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5</text:p>
          </table:table-cell>
          <table:table-cell office:value-type="string">
            <text:p>Limpu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6</text:p>
          </table:table-cell>
          <table:table-cell office:value-type="string">
            <text:p>Kaje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7</text:p>
          </table:table-cell>
          <table:table-cell office:value-type="string">
            <text:p>Boj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8</text:p>
          </table:table-cell>
          <table:table-cell office:value-type="string">
            <text:p>Cepu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59</text:p>
          </table:table-cell>
          <table:table-cell office:value-type="string">
            <text:p>Randudongkal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0</text:p>
          </table:table-cell>
          <table:table-cell office:value-type="string">
            <text:p>Purwokert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8-09">
            <text:p>2018-08-0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1</text:p>
          </table:table-cell>
          <table:table-cell office:value-type="string">
            <text:p>Sol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7-28">
            <text:p>2018-07-28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2</text:p>
          </table:table-cell>
          <table:table-cell office:value-type="string">
            <text:p>Yogyakart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7-24">
            <text:p>2018-07-2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3</text:p>
          </table:table-cell>
          <table:table-cell office:value-type="string">
            <text:p>Cilacap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11-15">
            <text:p>2021-11-1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4</text:p>
          </table:table-cell>
          <table:table-cell office:value-type="string">
            <text:p>Klate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9-21">
            <text:p>2019-09-2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5</text:p>
          </table:table-cell>
          <table:table-cell office:value-type="string">
            <text:p>Cawas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6</text:p>
          </table:table-cell>
          <table:table-cell office:value-type="string">
            <text:p>Magel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8-23">
            <text:p>2017-08-2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7</text:p>
          </table:table-cell>
          <table:table-cell office:value-type="string">
            <text:p>Wonogir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9-20">
            <text:p>2018-09-20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8</text:p>
          </table:table-cell>
          <table:table-cell office:value-type="string">
            <text:p>Banjarnegar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69</text:p>
          </table:table-cell>
          <table:table-cell office:value-type="string">
            <text:p>Gombo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0</text:p>
          </table:table-cell>
          <table:table-cell office:value-type="string">
            <text:p>Kebume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1</text:p>
          </table:table-cell>
          <table:table-cell office:value-type="string">
            <text:p>Majen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2</text:p>
          </table:table-cell>
          <table:table-cell office:value-type="string">
            <text:p>Purbalingg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3</text:p>
          </table:table-cell>
          <table:table-cell office:value-type="string">
            <text:p>Purworejo 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4</text:p>
          </table:table-cell>
          <table:table-cell office:value-type="string">
            <text:p>Srage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5</text:p>
          </table:table-cell>
          <table:table-cell office:value-type="string">
            <text:p>Temanggu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6</text:p>
          </table:table-cell>
          <table:table-cell office:value-type="string">
            <text:p>Wonosar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7</text:p>
          </table:table-cell>
          <table:table-cell office:value-type="string">
            <text:p>Wonosob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04">
            <text:p>2017-12-0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8</text:p>
          </table:table-cell>
          <table:table-cell office:value-type="string">
            <text:p>Bantul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79</text:p>
          </table:table-cell>
          <table:table-cell office:value-type="string">
            <text:p>Boyolal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0</text:p>
          </table:table-cell>
          <table:table-cell office:value-type="string">
            <text:p>Depok - Yogyakart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1</text:p>
          </table:table-cell>
          <table:table-cell office:value-type="string">
            <text:p>Karanganya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2</text:p>
          </table:table-cell>
          <table:table-cell office:value-type="string">
            <text:p>Sidarej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3</text:p>
          </table:table-cell>
          <table:table-cell office:value-type="string">
            <text:p>Banyuwang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0-27">
            <text:p>2020-10-2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4</text:p>
          </table:table-cell>
          <table:table-cell office:value-type="string">
            <text:p>Blita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8-24">
            <text:p>2019-08-2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5</text:p>
          </table:table-cell>
          <table:table-cell office:value-type="string">
            <text:p>Bojonegor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2-02">
            <text:p>2020-12-02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6</text:p>
          </table:table-cell>
          <table:table-cell office:value-type="string">
            <text:p>Gresik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4-10">
            <text:p>2018-04-10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7</text:p>
          </table:table-cell>
          <table:table-cell office:value-type="string">
            <text:p>Jomb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1-22">
            <text:p>2020-11-22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8</text:p>
          </table:table-cell>
          <table:table-cell office:value-type="string">
            <text:p>Kedir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8-05">
            <text:p>2018-08-0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89</text:p>
          </table:table-cell>
          <table:table-cell office:value-type="string">
            <text:p>Madiu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9-11">
            <text:p>2018-09-1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0</text:p>
          </table:table-cell>
          <table:table-cell office:value-type="string">
            <text:p>Mal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5-16">
            <text:p>2021-05-16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1</text:p>
          </table:table-cell>
          <table:table-cell office:value-type="string">
            <text:p>Mojokert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8-15">
            <text:p>2018-08-1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2</text:p>
          </table:table-cell>
          <table:table-cell office:value-type="string">
            <text:p>Sidoarj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8-11">
            <text:p>2018-08-1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3</text:p>
          </table:table-cell>
          <table:table-cell office:value-type="string">
            <text:p>Surabaya Timu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8-26">
            <text:p>2018-08-26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4</text:p>
          </table:table-cell>
          <table:table-cell office:value-type="string">
            <text:p>Tulung Agu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8-25">
            <text:p>2019-08-2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5</text:p>
          </table:table-cell>
          <table:table-cell office:value-type="string">
            <text:p>Jembe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10-31">
            <text:p>2021-10-3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6</text:p>
          </table:table-cell>
          <table:table-cell office:value-type="string">
            <text:p><text:s/>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10-27">
            <text:p>2019-10-2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7</text:p>
          </table:table-cell>
          <table:table-cell office:value-type="string">
            <text:p>Pasuru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10-24">
            <text:p>2021-10-2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8</text:p>
          </table:table-cell>
          <table:table-cell office:value-type="string">
            <text:p>Tub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10-31">
            <text:p>2021-10-3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99</text:p>
          </table:table-cell>
          <table:table-cell office:value-type="string">
            <text:p>Denpasa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6-03-14">
            <text:p>2016-03-1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0</text:p>
          </table:table-cell>
          <table:table-cell office:value-type="string">
            <text:p>Mataram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1-29">
            <text:p>2020-11-2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1</text:p>
          </table:table-cell>
          <table:table-cell office:value-type="string">
            <text:p>Benowo-Surabay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2</text:p>
          </table:table-cell>
          <table:table-cell office:value-type="string">
            <text:p>Gente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3</text:p>
          </table:table-cell>
          <table:table-cell office:value-type="string">
            <text:p>Kepanje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4</text:p>
          </table:table-cell>
          <table:table-cell office:value-type="string">
            <text:p>Kri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5</text:p>
          </table:table-cell>
          <table:table-cell office:value-type="string">
            <text:p>Lamong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6</text:p>
          </table:table-cell>
          <table:table-cell office:value-type="string">
            <text:p>Maget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7</text:p>
          </table:table-cell>
          <table:table-cell office:value-type="string">
            <text:p>Mojosar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8</text:p>
          </table:table-cell>
          <table:table-cell office:value-type="string">
            <text:p>Ngaw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09</text:p>
          </table:table-cell>
          <table:table-cell office:value-type="string">
            <text:p>Ponorog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0</text:p>
          </table:table-cell>
          <table:table-cell office:value-type="string">
            <text:p>Babat 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1</text:p>
          </table:table-cell>
          <table:table-cell office:value-type="string">
            <text:p>Singaraj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6-06-12">
            <text:p>2016-06-12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2</text:p>
          </table:table-cell>
          <table:table-cell office:value-type="string">
            <text:p>Gianya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6-01-10">
            <text:p>2016-01-10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3</text:p>
          </table:table-cell>
          <table:table-cell office:value-type="string">
            <text:p>Selo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4</text:p>
          </table:table-cell>
          <table:table-cell office:value-type="string">
            <text:p>Taban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5-28">
            <text:p>2019-05-28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5</text:p>
          </table:table-cell>
          <table:table-cell office:value-type="string">
            <text:p>Batam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0-19">
            <text:p>2017-10-1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6</text:p>
          </table:table-cell>
          <table:table-cell office:value-type="string">
            <text:p>Binja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4-19">
            <text:p>2019-04-1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7</text:p>
          </table:table-cell>
          <table:table-cell office:value-type="string">
            <text:p>Lubuk Pakam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3-25">
            <text:p>2019-03-2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8</text:p>
          </table:table-cell>
          <table:table-cell office:value-type="string">
            <text:p>Med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10-24">
            <text:p>2018-10-2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19</text:p>
          </table:table-cell>
          <table:table-cell office:value-type="string">
            <text:p>Pad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4-23">
            <text:p>2018-04-2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0</text:p>
          </table:table-cell>
          <table:table-cell office:value-type="string">
            <text:p>Pekanbaru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7-27">
            <text:p>2021-07-2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1</text:p>
          </table:table-cell>
          <table:table-cell office:value-type="string">
            <text:p>Tanjung Pin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4-17">
            <text:p>2018-04-1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2</text:p>
          </table:table-cell>
          <table:table-cell office:value-type="string">
            <text:p>Peraw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2-08">
            <text:p>2020-12-08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3</text:p>
          </table:table-cell>
          <table:table-cell office:value-type="string">
            <text:p>Duma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2-16">
            <text:p>2020-02-16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4</text:p>
          </table:table-cell>
          <table:table-cell office:value-type="string">
            <text:p>Dur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0-09">
            <text:p>2017-10-0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5</text:p>
          </table:table-cell>
          <table:table-cell office:value-type="string">
            <text:p>Kerinc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7-17">
            <text:p>2019-07-1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6</text:p>
          </table:table-cell>
          <table:table-cell office:value-type="string">
            <text:p>Padang Sidempu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2-23">
            <text:p>2020-12-2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7</text:p>
          </table:table-cell>
          <table:table-cell office:value-type="string">
            <text:p>Rantau Prapat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11-18">
            <text:p>2021-11-18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8</text:p>
          </table:table-cell>
          <table:table-cell office:value-type="string">
            <text:p>Tebing Tingg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3-14">
            <text:p>2021-03-1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29</text:p>
          </table:table-cell>
          <table:table-cell office:value-type="string">
            <text:p>Siak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0</text:p>
          </table:table-cell>
          <table:table-cell office:value-type="string">
            <text:p>Air Molek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1</text:p>
          </table:table-cell>
          <table:table-cell office:value-type="string">
            <text:p>Bangkin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2</text:p>
          </table:table-cell>
          <table:table-cell office:value-type="string">
            <text:p>Lipat Kai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3</text:p>
          </table:table-cell>
          <table:table-cell office:value-type="string">
            <text:p>Pangkalan Branda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4</text:p>
          </table:table-cell>
          <table:table-cell office:value-type="string">
            <text:p>Payakumbuh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3-04-23">
            <text:p>2013-04-2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5</text:p>
          </table:table-cell>
          <table:table-cell office:value-type="string">
            <text:p>Kandis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6</text:p>
          </table:table-cell>
          <table:table-cell office:value-type="string">
            <text:p>Stabat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7</text:p>
          </table:table-cell>
          <table:table-cell office:value-type="string">
            <text:p>Tembu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8</text:p>
          </table:table-cell>
          <table:table-cell office:value-type="string">
            <text:p>Ujung Tanju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39</text:p>
          </table:table-cell>
          <table:table-cell office:value-type="string">
            <text:p>Bengkulu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4-08">
            <text:p>2020-04-08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0</text:p>
          </table:table-cell>
          <table:table-cell office:value-type="string">
            <text:p>Betu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4-30">
            <text:p>2017-04-30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1</text:p>
          </table:table-cell>
          <table:table-cell office:value-type="string">
            <text:p>Lubuk Linggau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9-17">
            <text:p>2019-09-1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2</text:p>
          </table:table-cell>
          <table:table-cell office:value-type="string">
            <text:p>Lampu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8-29">
            <text:p>2021-08-2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3</text:p>
          </table:table-cell>
          <table:table-cell office:value-type="string">
            <text:p>Prabumulih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6-02">
            <text:p>2021-06-02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4</text:p>
          </table:table-cell>
          <table:table-cell office:value-type="string">
            <text:p>Baturaj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12-31">
            <text:p>2018-12-3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5</text:p>
          </table:table-cell>
          <table:table-cell office:value-type="string">
            <text:p>Kayu Agu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2-17">
            <text:p>2020-12-17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6</text:p>
          </table:table-cell>
          <table:table-cell office:value-type="string">
            <text:p>Jamb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6-21">
            <text:p>2018-06-2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7</text:p>
          </table:table-cell>
          <table:table-cell office:value-type="string">
            <text:p>Palemb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4-15">
            <text:p>2018-04-1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8</text:p>
          </table:table-cell>
          <table:table-cell office:value-type="string">
            <text:p>Arga Makmu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49</text:p>
          </table:table-cell>
          <table:table-cell office:value-type="string">
            <text:p>Belit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0</text:p>
          </table:table-cell>
          <table:table-cell office:value-type="string">
            <text:p>Curup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/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1</text:p>
          </table:table-cell>
          <table:table-cell office:value-type="string">
            <text:p>Kuala Tungkal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2</text:p>
          </table:table-cell>
          <table:table-cell office:value-type="string">
            <text:p>Lahat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3</text:p>
          </table:table-cell>
          <table:table-cell office:value-type="string">
            <text:p>Metr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4</text:p>
          </table:table-cell>
          <table:table-cell office:value-type="string">
            <text:p>Muara Enim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5</text:p>
          </table:table-cell>
          <table:table-cell office:value-type="string">
            <text:p>Tembes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6</text:p>
          </table:table-cell>
          <table:table-cell office:value-type="string">
            <text:p>Tugu Muly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6-09-13">
            <text:p>2016-09-1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7</text:p>
          </table:table-cell>
          <table:table-cell office:value-type="string">
            <text:p>Sei Lili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8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8</text:p>
          </table:table-cell>
          <table:table-cell office:value-type="string">
            <text:p>Banjarmasin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5-13">
            <text:p>2018-05-1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59</text:p>
          </table:table-cell>
          <table:table-cell office:value-type="string">
            <text:p>Samarinda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8-06">
            <text:p>2018-08-06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0</text:p>
          </table:table-cell>
          <table:table-cell office:value-type="string">
            <text:p>Tenggaro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1-09">
            <text:p>2017-01-0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1</text:p>
          </table:table-cell>
          <table:table-cell office:value-type="string">
            <text:p>Tanjung Kalsel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5"/>
          <table:table-cell table:style-name="ce10" office:value-type="string">
            <text:p>Tdk 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2</text:p>
          </table:table-cell>
          <table:table-cell office:value-type="string">
            <text:p>Palop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10-01">
            <text:p>2020-10-01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3</text:p>
          </table:table-cell>
          <table:table-cell office:value-type="string">
            <text:p>Gorontalo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05-19">
            <text:p>2021-05-19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4</text:p>
          </table:table-cell>
          <table:table-cell office:value-type="string">
            <text:p>Makassar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1-10-13">
            <text:p>2021-10-13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5</text:p>
          </table:table-cell>
          <table:table-cell office:value-type="string">
            <text:p>Palu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20-08-05">
            <text:p>2020-08-05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6</text:p>
          </table:table-cell>
          <table:table-cell office:value-type="string">
            <text:p>Pare-pare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0-14">
            <text:p>2017-10-14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7</text:p>
          </table:table-cell>
          <table:table-cell office:value-type="string">
            <text:p>Barabai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9-06-16">
            <text:p>2019-06-16</text:p>
          </table:table-cell>
          <table:table-cell table:style-name="ce8" office:value-type="string">
            <text:p>Ada</text:p>
          </table:table-cell>
          <table:table-cell table:style-name="ce11" office:value-type="string">
            <text:p>VALI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8</text:p>
          </table:table-cell>
          <table:table-cell office:value-type="string">
            <text:p>Pangkep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/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69</text:p>
          </table:table-cell>
          <table:table-cell office:value-type="string">
            <text:p>Pinr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/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>
          <table:table-cell office:value-type="string">
            <text:p>tdp170</text:p>
          </table:table-cell>
          <table:table-cell office:value-type="string">
            <text:p>Sengkang</text:p>
          </table:table-cell>
          <table:table-cell office:value-type="string">
            <text:p>TDP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/>
          <table:table-cell table:style-name="ce11" office:value-type="string">
            <text:p>EXPIRED</text:p>
          </table:table-cell>
          <table:table-cell table:style-name="ce2" office:value-type="string">
            <text:p>xxxx</text:p>
          </table:table-cell>
        </table:table-row>
        <table:table-row table:style-name="ro1" table:number-rows-repeated="104840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07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7-10-25T07:39:46</meta:creation-date>
    <dc:date>2017-10-25T07:41:11</dc:date>
    <dc:creator>akhmad daniel sembiring</dc:creator>
    <meta:editing-duration>PT1M25S</meta:editing-duration>
    <meta:editing-cycles>4</meta:editing-cycles>
    <meta:generator>OpenOffice/4.1.2$Unix OpenOffice.org_project/412m3$Build-9782</meta:generator>
    <meta:document-statistic meta:table-count="3" meta:cell-count="1299" meta:object-count="0"/>
  </office:meta>
</office:document-meta>
</file>